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main{</text:p>
      <text:p text:style-name="Standard"><text:s text:c="4"/>public static void main(String[] args){</text:p>
      <text:p text:style-name="Standard"><text:s text:c="4"/>cat c=new cat();</text:p>
      <text:p text:style-name="Standard"><text:s text:c="4"/>c.makeSound();</text:p>
      <text:p text:style-name="Standard"><text:s text:c="4"/>}</text:p>
      <text:p text:style-name="Standard">}</text:p>
      <text:p text:style-name="Standard">class Animal{</text:p>
      <text:p text:style-name="Standard"><text:s text:c="4"/>void makeSound(){</text:p>
      <text:p text:style-name="Standard"><text:s text:c="8"/>System.out.println("animals make sound");</text:p>
      <text:p text:style-name="Standard"><text:s text:c="4"/>}</text:p>
      <text:p text:style-name="Standard">}</text:p>
      <text:p text:style-name="Standard">class cat extends Animal{</text:p>
      <text:p text:style-name="Standard"><text:s text:c="4"/>void makeSound(){</text:p>
      <text:p text:style-name="Standard"><text:s text:c="8"/>System.out.println("cats make sound"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4:01.786215915</meta:creation-date>
    <dc:date>2024-09-19T11:04:20.288805985</dc:date>
    <meta:editing-duration>PT1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3" meta:character-count="285" meta:non-whitespace-character-count="220"/>
  </office:meta>
</office:document-meta>
</file>